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80087" style:font-name="menlo" fo:font-size="10.5pt" fo:letter-spacing="normal" fo:font-style="normal" fo:font-weight="bold"/>
    </style:style>
    <style:style style:name="T1" style:family="text">
      <style:text-properties officeooo:rsid="00067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/spark-submit --class Driver.MainApp --master local /wcd_bootcamp1/target/scala-2.12/spark-engine_2.12-0.0.1.jar -p wecloudata_parser -i Csv -o parquet -s /data/banking.csv -d /data/wcd_final_folder -m append -c job --input-options header=true</text:p>
      <text:p text:style-name="P1"/>
      <text:p text:style-name="P1">bin/spark-submit --class Driver.MainApp --master local /wcd_bootcamp1/target/scala-2.12/spark-engine_2.12-0.0.1.jar -p wecloudata_parser -i <text:span text:style-name="T1">Json</text:span> -o parquet -s /data/<text:span text:style-name="T1">job_listings.json</text:span> -d /data/wcd_final_folder -m append -c <text:span text:style-name="T1">state</text:span> --input-options <text:span text:style-name="T1">inferSchema=t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0:10:54.907155440</meta:creation-date>
    <dc:date>2021-05-29T10:12:13.939061453</dc:date>
    <meta:editing-duration>PT1M20S</meta:editing-duration>
    <meta:editing-cycles>1</meta:editing-cycles>
    <meta:document-statistic meta:table-count="0" meta:image-count="0" meta:object-count="0" meta:page-count="1" meta:paragraph-count="2" meta:word-count="50" meta:character-count="506" meta:non-whitespace-character-count="464"/>
    <meta:generator>LibreOffice/6.4.7.2$Linux_X86_64 LibreOffice_project/40$Build-2</meta:generator>
  </office:meta>
</office:document-meta>
</file>